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font-name="Liberation Sans" style:font-name-asian="AR PL New Sung" style:font-name-complex="FreeSans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2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 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t26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305</text:p>
          </table:table-cell>
          <table:table-cell office:value-type="string" calcext:value-type="string">
            <text:p>4cred</text:p>
          </table:table-cell>
          <table:table-cell/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400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t09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i700</text:p>
          </table:table-cell>
          <table:table-cell office:value-type="string" calcext:value-type="string">
            <text:p>4cred</text:p>
          </table:table-cell>
          <table:table-cell/>
          <table:table-cell table:style-name="ce11" table:number-columns-repeated="5"/>
        </table:table-row>
        <table:table-row table:style-name="ro1">
          <table:table-cell office:value-type="string" calcext:value-type="string">
            <text:p>si903</text:p>
          </table:table-cell>
          <table:table-cell office:value-type="string" calcext:value-type="string">
            <text:p>10cred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12" office:value-type="string" calcext:value-type="string">
            <text:p>si700</text:p>
          </table:table-cell>
          <table:table-cell table:style-name="ce15" office:value-type="string" calcext:value-type="string">
            <text:p>st266</text:p>
          </table:table-cell>
          <table:table-cell table:style-name="ce15" office:value-type="string" calcext:value-type="string">
            <text:p>si400</text:p>
          </table:table-cell>
          <table:table-cell table:style-name="ce12" office:value-type="string" calcext:value-type="string">
            <text:p>si200</text:p>
          </table:table-cell>
          <table:table-cell table:style-name="ce15" office:value-type="string" calcext:value-type="string">
            <text:p>st0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table:style-name="ce12" office:value-type="string" calcext:value-type="string">
            <text:p>si700</text:p>
          </table:table-cell>
          <table:table-cell table:style-name="ce11" table:number-columns-repeated="2"/>
          <table:table-cell table:style-name="ce12"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7materias</text:p>
          </table:table-cell>
          <table:table-cell office:value-type="string" calcext:value-type="string">
            <text:p>30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materias</text:p>
          </table:table-cell>
          <table:table-cell table:style-name="ce1" office:value-type="string" calcext:value-type="string">
            <text:p>98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t567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01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3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office:value-type="string" calcext:value-type="string">
            <text:p>st562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3"/>
          <table:table-cell table:style-name="ce14"/>
          <table:table-cell table:style-name="ce3"/>
          <table:table-cell table:style-name="ce14" table:number-columns-repeated="2"/>
        </table:table-row>
        <table:table-row table:style-name="ro1">
          <table:table-cell table:style-name="ce2" office:value-type="string" calcext:value-type="string">
            <text:p>si40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1" table:number-columns-repeated="5"/>
        </table:table-row>
        <table:table-row table:style-name="ro1">
          <table:table-cell table:number-columns-repeated="2"/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567</text:p>
          </table:table-cell>
          <table:table-cell office:value-type="string" calcext:value-type="string">
            <text:p>si010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567</text:p>
          </table:table-cell>
          <table:table-cell table:style-name="ce2" office:value-type="string" calcext:value-type="string">
            <text:p>si404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5materia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materias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3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tt304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st76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number-columns-repeated="2"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si22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2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si914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9materia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°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4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t76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tt0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4" office:value-type="string" calcext:value-type="string">
            <text:p>si70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3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4" office:value-type="string" calcext:value-type="string">
            <text:p>tt060/si704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si915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tt060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table:style-name="ce5" office:value-type="string" calcext:value-type="string">
            <text:p>si70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40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faltantes</text:p>
          </table:table-cell>
          <table:table-cell table:style-name="ce3"/>
          <table:table-cell table:style-name="ce10" office:value-type="time" office:time-value="PT21H00M00S" calcext:value-type="time">
            <text:p>09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eletiva(IC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RABALHO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LVEZ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BATE HORARIO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 table:number-rows-repeated="3">
          <table:table-cell table:style-name="ce3" table:number-columns-repeated="2"/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7"/>
        </table:table-row>
        <table:table-row table:style-name="ro1">
          <table:table-cell table:style-name="ce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9:20:52.741818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15:22.898582148</meta:creation-date>
    <dc:date>2015-12-03T10:24:22.749812028</dc:date>
    <meta:editing-duration>PT2H40M29S</meta:editing-duration>
    <meta:editing-cycles>33</meta:editing-cycles>
    <meta:generator>LibreOffice/5.0.3.2$Linux_X86_64 LibreOffice_project/00m0$Build-2</meta:generator>
    <meta:document-statistic meta:table-count="1" meta:cell-count="185" meta:object-count="0"/>
  </office:meta>
</office:document-meta>
</file>